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1.7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ELD</text:p>
          </table:table-cell>
          <table:table-cell office:value-type="float" office:value="-0.14381661959">
            <text:p>-0,1438166196</text:p>
          </table:table-cell>
          <table:table-cell office:value-type="float" office:value="-3.24642482145">
            <text:p>-3,2464248215</text:p>
          </table:table-cell>
          <table:table-cell office:value-type="float" office:value="4.43">
            <text:p>4,43</text:p>
          </table:table-cell>
          <table:table-cell office:value-type="date" office:date-value="2017-01-10">
            <text:p>2017-01-10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Eldorado Gold, Barrick Gold, Argonaut Gold, and Americas Silver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9">
            <text:p>0,90%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float" office:value="-0.109070885632">
            <text:p>-0,1090708856</text:p>
          </table:table-cell>
          <table:table-cell office:value-type="float" office:value="-0.486489231185">
            <text:p>-0,4864892312</text:p>
          </table:table-cell>
          <table:table-cell office:value-type="float" office:value="22.42">
            <text:p>22,42</text:p>
          </table:table-cell>
          <table:table-cell office:value-type="date" office:date-value="2017-01-10">
            <text:p>2017-01-10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Eldorado Gold, Barrick Gold, Argonaut Gold, and Americas Silver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89">
            <text:p>-0,89%</text:p>
          </table:table-cell>
        </table:table-row>
        <table:table-row table:style-name="ro1">
          <table:table-cell office:value-type="string">
            <text:p>MFC</text:p>
          </table:table-cell>
          <table:table-cell office:value-type="float" office:value="0.0776637403723">
            <text:p>0,0776637404</text:p>
          </table:table-cell>
          <table:table-cell office:value-type="float" office:value="0.320262846896">
            <text:p>0,3202628469</text:p>
          </table:table-cell>
          <table:table-cell office:value-type="float" office:value="24.25">
            <text:p>24,25</text:p>
          </table:table-cell>
          <table:table-cell office:value-type="date" office:date-value="2017-01-10">
            <text:p>2017-01-10</text:p>
          </table:table-cell>
          <table:table-cell office:value-type="string">
            <text:p>07:00:00</text:p>
          </table:table-cell>
          <table:table-cell office:value-type="string">
            <text:p>John Hancock and NextCapital Announce Enterprise Digital Advice Partnership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124">
            <text:p>1,24%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float" office:value="0.0917253441213">
            <text:p>0,0917253441</text:p>
          </table:table-cell>
          <table:table-cell office:value-type="float" office:value="14.559578432">
            <text:p>14,559578432</text:p>
          </table:table-cell>
          <table:table-cell office:value-type="float" office:value="0.63">
            <text:p>0,63</text:p>
          </table:table-cell>
          <table:table-cell office:value-type="date" office:date-value="2017-01-10">
            <text:p>2017-01-10</text:p>
          </table:table-cell>
          <table:table-cell office:value-type="string">
            <text:p>07:00:00</text:p>
          </table:table-cell>
          <table:table-cell office:value-type="string">
            <text:p>CIBT's Flagship Education Super Center and Mega Center Projects Raise $17.5M</text:p>
          </table:table-cell>
          <table:table-cell office:value-type="string">
            <text:p>xxx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0532793250458">
            <text:p>0,053279325</text:p>
          </table:table-cell>
          <table:table-cell office:value-type="float" office:value="0.531729790876">
            <text:p>0,5317297909</text:p>
          </table:table-cell>
          <table:table-cell office:value-type="float" office:value="10.02">
            <text:p>10,02</text:p>
          </table:table-cell>
          <table:table-cell office:value-type="date" office:date-value="2017-01-10">
            <text:p>2017-01-10</text:p>
          </table:table-cell>
          <table:table-cell office:value-type="string">
            <text:p>06:30:00</text:p>
          </table:table-cell>
          <table:table-cell office:value-type="string">
            <text:p>Richmont Mines to Transfer Listing of Common Shares to the New York Stock Exchange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19">
            <text:p>1,90%</text:p>
          </table:table-cell>
        </table:table-row>
        <table:table-row table:style-name="ro1">
          <table:table-cell office:value-type="string">
            <text:p>YRI</text:p>
          </table:table-cell>
          <table:table-cell office:value-type="float" office:value="0.159861194165">
            <text:p>0,1598611942</text:p>
          </table:table-cell>
          <table:table-cell office:value-type="float" office:value="3.81530296338">
            <text:p>3,8153029634</text:p>
          </table:table-cell>
          <table:table-cell office:value-type="float" office:value="4.19">
            <text:p>4,19</text:p>
          </table:table-cell>
          <table:table-cell office:value-type="date" office:date-value="2017-01-09">
            <text:p>2017-01-09</text:p>
          </table:table-cell>
          <table:table-cell office:value-type="string">
            <text:p>20:06:45</text:p>
          </table:table-cell>
          <table:table-cell office:value-type="string">
            <text:p>Yamana Provides Update on Labour Negotiations in Chile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72">
            <text:p>0,72%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float" office:value="-0.135362752839">
            <text:p>-0,1353627528</text:p>
          </table:table-cell>
          <table:table-cell office:value-type="float" office:value="-0.222051763548">
            <text:p>-0,2220517635</text:p>
          </table:table-cell>
          <table:table-cell office:value-type="float" office:value="60.959999">
            <text:p>60,959999</text:p>
          </table:table-cell>
          <table:table-cell office:value-type="date" office:date-value="2017-01-09">
            <text:p>2017-01-09</text:p>
          </table:table-cell>
          <table:table-cell office:value-type="string">
            <text:p>19:43:53</text:p>
          </table:table-cell>
          <table:table-cell office:value-type="string">
            <text:p>Wisconsin tribe votes against renewing Enbridge pipeline agreement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66">
            <text:p>-0,66%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0.510919929206">
            <text:p>0,5109199292</text:p>
          </table:table-cell>
          <table:table-cell office:value-type="float" office:value="0.458923848044">
            <text:p>0,458923848</text:p>
          </table:table-cell>
          <table:table-cell office:value-type="float" office:value="111.330002">
            <text:p>111,330002</text:p>
          </table:table-cell>
          <table:table-cell office:value-type="date" office:date-value="2017-01-09">
            <text:p>2017-01-09</text:p>
          </table:table-cell>
          <table:table-cell office:value-type="string">
            <text:p>19:16:11</text:p>
          </table:table-cell>
          <table:table-cell office:value-type="string">
            <text:p>CIBC World Markets Inc. Buys Fortis Inc, Magna International Inc, Teck Resources Ltd, Sells ...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57">
            <text:p>-0,57%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float" office:value="0.150681784669">
            <text:p>0,1506817847</text:p>
          </table:table-cell>
          <table:table-cell office:value-type="float" office:value="4.86070273126">
            <text:p>4,8607027313</text:p>
          </table:table-cell>
          <table:table-cell office:value-type="float" office:value="3.1">
            <text:p>3,1</text:p>
          </table:table-cell>
          <table:table-cell office:value-type="date" office:date-value="2017-01-09">
            <text:p>2017-01-09</text:p>
          </table:table-cell>
          <table:table-cell office:value-type="string">
            <text:p>17:24:51</text:p>
          </table:table-cell>
          <table:table-cell office:value-type="string">
            <text:p>ECN Capital Appoints Chief Financial Officer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32">
            <text:p>0,32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-0.62319322478">
            <text:p>-0,6231932248</text:p>
          </table:table-cell>
          <table:table-cell office:value-type="float" office:value="-14.0993942258">
            <text:p>-14,0993942258</text:p>
          </table:table-cell>
          <table:table-cell office:value-type="float" office:value="4.42">
            <text:p>4,42</text:p>
          </table:table-cell>
          <table:table-cell office:value-type="date" office:date-value="2017-01-09">
            <text:p>2017-01-09</text:p>
          </table:table-cell>
          <table:table-cell office:value-type="string">
            <text:p>16:45:00</text:p>
          </table:table-cell>
          <table:table-cell office:value-type="string">
            <text:p>Kinross to announce 2016 Q4/full-year results and 2017 guidance on February 15, 20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136">
            <text:p>1,36%</text:p>
          </table:table-cell>
        </table:table-row>
        <table:table-row table:style-name="ro1">
          <table:table-cell office:value-type="string">
            <text:p>BBD.B</text:p>
          </table:table-cell>
          <table:table-cell office:value-type="float" office:value="-0.246650002205">
            <text:p>-0,2466500022</text:p>
          </table:table-cell>
          <table:table-cell office:value-type="float" office:value="-10.7239131394">
            <text:p>-10,7239131394</text:p>
          </table:table-cell>
          <table:table-cell office:value-type="float" office:value="2.3">
            <text:p>2,3</text:p>
          </table:table-cell>
          <table:table-cell office:value-type="date" office:date-value="2017-01-09">
            <text:p>2017-01-09</text:p>
          </table:table-cell>
          <table:table-cell office:value-type="string">
            <text:p>14:23:17</text:p>
          </table:table-cell>
          <table:table-cell office:value-type="string">
            <text:p>Economy Minister Gabriel says Bombardier won't close German plants</text:p>
          </table:table-cell>
          <table:table-cell table:number-columns-repeated="3"/>
        </table:table-row>
        <table:table-row table:style-name="ro1">
          <table:table-cell office:value-type="string">
            <text:p>RY</text:p>
          </table:table-cell>
          <table:table-cell office:value-type="float" office:value="0.384482486504">
            <text:p>0,3844824865</text:p>
          </table:table-cell>
          <table:table-cell office:value-type="float" office:value="0.414670494346">
            <text:p>0,4146704943</text:p>
          </table:table-cell>
          <table:table-cell office:value-type="float" office:value="92.720001">
            <text:p>92,720001</text:p>
          </table:table-cell>
          <table:table-cell office:value-type="date" office:date-value="2017-01-09">
            <text:p>2017-01-09</text:p>
          </table:table-cell>
          <table:table-cell office:value-type="string">
            <text:p>10:56:20</text:p>
          </table:table-cell>
          <table:table-cell office:value-type="string">
            <text:p>CANADA STOCKS-TSX falls in broad retreat led by energy stocks</text:p>
          </table:table-cell>
          <table:table-cell table:number-columns-repeated="3"/>
        </table:table-row>
        <table:table-row table:style-name="ro1">
          <table:table-cell office:value-type="string">
            <text:p>POT</text:p>
          </table:table-cell>
          <table:table-cell office:value-type="float" office:value="0.180977915271">
            <text:p>0,1809779153</text:p>
          </table:table-cell>
          <table:table-cell office:value-type="float" office:value="0.74080194544">
            <text:p>0,7408019454</text:p>
          </table:table-cell>
          <table:table-cell office:value-type="float" office:value="24.43">
            <text:p>24,43</text:p>
          </table:table-cell>
          <table:table-cell office:value-type="date" office:date-value="2017-01-09">
            <text:p>2017-01-09</text:p>
          </table:table-cell>
          <table:table-cell office:value-type="string">
            <text:p>10:42:28</text:p>
          </table:table-cell>
          <table:table-cell office:value-type="string">
            <text:p>Canadian potash shipper Canpotex says fully committed through March</text:p>
          </table:table-cell>
          <table:table-cell table:number-columns-repeated="3"/>
        </table:table-row>
        <table:table-row table:style-name="ro1">
          <table:table-cell office:value-type="string">
            <text:p>CNR</text:p>
          </table:table-cell>
          <table:table-cell office:value-type="float" office:value="-0.460916703431">
            <text:p>-0,4609167034</text:p>
          </table:table-cell>
          <table:table-cell office:value-type="float" office:value="-0.504009533681">
            <text:p>-0,5040095337</text:p>
          </table:table-cell>
          <table:table-cell office:value-type="float" office:value="91.449997">
            <text:p>91,449997</text:p>
          </table:table-cell>
          <table:table-cell office:value-type="date" office:date-value="2017-01-09">
            <text:p>2017-01-09</text:p>
          </table:table-cell>
          <table:table-cell office:value-type="string">
            <text:p>09:08:05</text:p>
          </table:table-cell>
          <table:table-cell office:value-type="string">
            <text:p>How Canadian National’s Intermodal Volumes Compared with the Industry</text:p>
          </table:table-cell>
          <table:table-cell table:number-columns-repeated="3"/>
        </table:table-row>
        <table:table-row table:style-name="ro1">
          <table:table-cell office:value-type="string">
            <text:p>BCE</text:p>
          </table:table-cell>
          <table:table-cell office:value-type="float" office:value="-0.00922581650609">
            <text:p>-0,0092258165</text:p>
          </table:table-cell>
          <table:table-cell office:value-type="float" office:value="-0.0157544678083">
            <text:p>-0,0157544678</text:p>
          </table:table-cell>
          <table:table-cell office:value-type="float" office:value="58.560001">
            <text:p>58,560001</text:p>
          </table:table-cell>
          <table:table-cell office:value-type="date" office:date-value="2017-01-09">
            <text:p>2017-01-09</text:p>
          </table:table-cell>
          <table:table-cell office:value-type="string">
            <text:p>09:00:00</text:p>
          </table:table-cell>
          <table:table-cell office:value-type="string">
            <text:p>Are you ready for January 25? Join the conversation on Bell Let's Talk Day and help keep Canada's mental health moving forward!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office:value-type="float" office:value="-0.756683265455">
            <text:p>-0,7566832655</text:p>
          </table:table-cell>
          <table:table-cell office:value-type="float" office:value="-1.63113447244">
            <text:p>-1,6311344724</text:p>
          </table:table-cell>
          <table:table-cell office:value-type="float" office:value="46.389999">
            <text:p>46,389999</text:p>
          </table:table-cell>
          <table:table-cell office:value-type="date" office:date-value="2017-01-09">
            <text:p>2017-01-09</text:p>
          </table:table-cell>
          <table:table-cell office:value-type="string">
            <text:p>08:26:07</text:p>
          </table:table-cell>
          <table:table-cell office:value-type="string">
            <text:p>Saputo, Inc. breached its 50 day moving average in a Bearish Manner : SAP-CA : January 9, 2017</text:p>
          </table:table-cell>
          <table:table-cell table:number-columns-repeated="3"/>
        </table:table-row>
        <table:table-row table:style-name="ro1">
          <table:table-cell office:value-type="string">
            <text:p>RKN</text:p>
          </table:table-cell>
          <table:table-cell office:value-type="float" office:value="0.062768250658">
            <text:p>0,0627682507</text:p>
          </table:table-cell>
          <table:table-cell office:value-type="float" office:value="3.99797774892">
            <text:p>3,9979777489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3"/>
        </table:table-row>
        <table:table-row table:style-name="ro1">
          <table:table-cell office:value-type="string">
            <text:p>NDM</text:p>
          </table:table-cell>
          <table:table-cell office:value-type="float" office:value="-0.070324400977">
            <text:p>-0,070324401</text:p>
          </table:table-cell>
          <table:table-cell office:value-type="float" office:value="-2.76867720382">
            <text:p>-2,7686772038</text:p>
          </table:table-cell>
          <table:table-cell office:value-type="float" office:value="2.54">
            <text:p>2,54</text:p>
          </table:table-cell>
          <table:table-cell office:value-type="date" office:date-value="2017-01-06">
            <text:p>2017-01-06</text:p>
          </table:table-cell>
          <table:table-cell office:value-type="string">
            <text:p>17:56:06</text:p>
          </table:table-cell>
          <table:table-cell office:value-type="string">
            <text:p>Gold and Silver Stocks Regain Their Luster, but Will It Last?</text:p>
          </table:table-cell>
          <table:table-cell table:number-columns-repeated="3"/>
        </table:table-row>
        <table:table-row table:style-name="ro1">
          <table:table-cell office:value-type="string">
            <text:p>BNS</text:p>
          </table:table-cell>
          <table:table-cell office:value-type="float" office:value="-0.14230130987">
            <text:p>-0,1423013099</text:p>
          </table:table-cell>
          <table:table-cell office:value-type="float" office:value="-0.185796210083">
            <text:p>-0,1857962101</text:p>
          </table:table-cell>
          <table:table-cell office:value-type="float" office:value="76.589996">
            <text:p>76,589996</text:p>
          </table:table-cell>
          <table:table-cell office:value-type="date" office:date-value="2017-01-06">
            <text:p>2017-01-06</text:p>
          </table:table-cell>
          <table:table-cell office:value-type="string">
            <text:p>16:25:10</text:p>
          </table:table-cell>
          <table:table-cell office:value-type="string">
            <text:p>Scotiabank Announces Plan to Buy Back Shares through Private Agreement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-0.0671667989811">
            <text:p>-0,067166799</text:p>
          </table:table-cell>
          <table:table-cell office:value-type="float" office:value="-0.519063361523">
            <text:p>-0,5190633615</text:p>
          </table:table-cell>
          <table:table-cell office:value-type="float" office:value="12.94">
            <text:p>12,94</text:p>
          </table:table-cell>
          <table:table-cell office:value-type="date" office:date-value="2017-01-06">
            <text:p>2017-01-06</text:p>
          </table:table-cell>
          <table:table-cell office:value-type="string">
            <text:p>14:05:07</text:p>
          </table:table-cell>
          <table:table-cell office:value-type="string">
            <text:p>Superior Plus Announces January 2017 Cash Dividend and Upcoming Events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0.0498893273062">
            <text:p>0,0498893273</text:p>
          </table:table-cell>
          <table:table-cell office:value-type="float" office:value="0.803370810084">
            <text:p>0,8033708101</text:p>
          </table:table-cell>
          <table:table-cell office:value-type="float" office:value="6.21">
            <text:p>6,21</text:p>
          </table:table-cell>
          <table:table-cell office:value-type="date" office:date-value="2017-01-06">
            <text:p>2017-01-06</text:p>
          </table:table-cell>
          <table:table-cell office:value-type="string">
            <text:p>08:51:08</text:p>
          </table:table-cell>
          <table:table-cell office:value-type="string">
            <text:p>DIRTT Announces Normal Course Issuer Bid</text:p>
          </table:table-cell>
          <table:table-cell table:number-columns-repeated="3"/>
        </table:table-row>
        <table:table-row table:style-name="ro1">
          <table:table-cell office:value-type="string">
            <text:p>ECA</text:p>
          </table:table-cell>
          <table:table-cell office:value-type="float" office:value="-0.311101531355">
            <text:p>-0,3111015314</text:p>
          </table:table-cell>
          <table:table-cell office:value-type="float" office:value="-1.80662920686">
            <text:p>-1,8066292069</text:p>
          </table:table-cell>
          <table:table-cell office:value-type="float" office:value="17.219999">
            <text:p>17,219999</text:p>
          </table:table-cell>
          <table:table-cell office:value-type="date" office:date-value="2017-01-05">
            <text:p>2017-01-05</text:p>
          </table:table-cell>
          <table:table-cell office:value-type="string">
            <text:p>10:00:07</text:p>
          </table:table-cell>
          <table:table-cell office:value-type="string">
            <text:p>Encana Corp. Is Already Ahead of Schedule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float" office:value="0.116373949149">
            <text:p>0,1163739491</text:p>
          </table:table-cell>
          <table:table-cell office:value-type="float" office:value="0.210175097075">
            <text:p>0,2101750971</text:p>
          </table:table-cell>
          <table:table-cell office:value-type="float" office:value="55.369999">
            <text:p>55,369999</text:p>
          </table:table-cell>
          <table:table-cell office:value-type="date" office:date-value="2017-01-05">
            <text:p>2017-01-05</text:p>
          </table:table-cell>
          <table:table-cell office:value-type="string">
            <text:p>10:00:00</text:p>
          </table:table-cell>
          <table:table-cell office:value-type="string">
            <text:p>Louis Vachon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-0.0778442248757">
            <text:p>-0,0778442249</text:p>
          </table:table-cell>
          <table:table-cell office:value-type="float" office:value="-3.63758060167">
            <text:p>-3,6375806017</text:p>
          </table:table-cell>
          <table:table-cell office:value-type="float" office:value="2.14">
            <text:p>2,14</text:p>
          </table:table-cell>
          <table:table-cell office:value-type="date" office:date-value="2017-01-05">
            <text:p>2017-01-05</text:p>
          </table:table-cell>
          <table:table-cell office:value-type="string">
            <text:p>08:30:00</text:p>
          </table:table-cell>
          <table:table-cell office:value-type="string">
            <text:p>exactEarth to Announce Fiscal 2016 Financial Results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-0.139232076846">
            <text:p>-0,1392320768</text:p>
          </table:table-cell>
          <table:table-cell office:value-type="float" office:value="-8.04809692749">
            <text:p>-8,0480969275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0.0524269935685">
            <text:p>0,0524269936</text:p>
          </table:table-cell>
          <table:table-cell office:value-type="float" office:value="0.172287195427">
            <text:p>0,1722871954</text:p>
          </table:table-cell>
          <table:table-cell office:value-type="float" office:value="30.43">
            <text:p>30,43</text:p>
          </table:table-cell>
          <table:table-cell office:value-type="date" office:date-value="2017-01-05">
            <text:p>2017-01-05</text:p>
          </table:table-cell>
          <table:table-cell office:value-type="string">
            <text:p>07:30:00</text:p>
          </table:table-cell>
          <table:table-cell office:value-type="string">
            <text:p>Power Corporation acquires an additional 3.9% interest in China Asset Management Co., Ltd.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0.0258728421847">
            <text:p>0,0258728422</text:p>
          </table:table-cell>
          <table:table-cell office:value-type="float" office:value="0.238899743165">
            <text:p>0,2388997432</text:p>
          </table:table-cell>
          <table:table-cell office:value-type="float" office:value="10.83">
            <text:p>10,83</text:p>
          </table:table-cell>
          <table:table-cell office:value-type="date" office:date-value="2017-01-04">
            <text:p>2017-01-04</text:p>
          </table:table-cell>
          <table:table-cell office:value-type="string">
            <text:p>19:04:09</text:p>
          </table:table-cell>
          <table:table-cell office:value-type="string">
            <text:p>Exco Technologies Limited - Annual General Meeting and Announcement of First Quarter Results on February 1, 2017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0.0771048414656">
            <text:p>0,0771048415</text:p>
          </table:table-cell>
          <table:table-cell office:value-type="float" office:value="4.01587715966">
            <text:p>4,0158771597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469806369204">
            <text:p>0,4698063692</text:p>
          </table:table-cell>
          <table:table-cell office:value-type="float" office:value="0.805704615241">
            <text:p>0,8057046152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éphane Therrien, Executive Vice President at Laurentian Bank,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0236789426127">
            <text:p>0,0236789426</text:p>
          </table:table-cell>
          <table:table-cell office:value-type="float" office:value="0.41835587655">
            <text:p>0,4183558766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0.151608756038">
            <text:p>0,151608756</text:p>
          </table:table-cell>
          <table:table-cell office:value-type="float" office:value="1.25607917181">
            <text:p>1,2560791718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0.595898012864">
            <text:p>0,5958980129</text:p>
          </table:table-cell>
          <table:table-cell office:value-type="float" office:value="27.5878709659">
            <text:p>27,5878709659</text:p>
          </table:table-cell>
          <table:table-cell office:value-type="float" office:value="2.16">
            <text:p>2,16</text:p>
          </table:table-cell>
          <table:table-cell office:value-type="date" office:date-value="2016-12-30">
            <text:p>2016-12-30</text:p>
          </table:table-cell>
          <table:table-cell office:value-type="string">
            <text:p>16:59:44</text:p>
          </table:table-cell>
          <table:table-cell office:value-type="string">
            <text:p>Intrinsyc Technologies Introduces Next Generation System on Module based on Qualcomm Snapdragon 820 Processor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-0.250795878577">
            <text:p>-0,2507958786</text:p>
          </table:table-cell>
          <table:table-cell office:value-type="float" office:value="-7.35471784682">
            <text:p>-7,3547178468</text:p>
          </table:table-cell>
          <table:table-cell office:value-type="float" office:value="3.41">
            <text:p>3,41</text:p>
          </table:table-cell>
          <table:table-cell office:value-type="date" office:date-value="2016-12-30">
            <text:p>2016-12-30</text:p>
          </table:table-cell>
          <table:table-cell office:value-type="string">
            <text:p>08:47:48</text:p>
          </table:table-cell>
          <table:table-cell office:value-type="string">
            <text:p>B2Gold Corp. breached its 50 day moving average in a Bullish Manner : BTO-CA : December 30, 2016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0.0235222396007">
            <text:p>0,0235222396</text:p>
          </table:table-cell>
          <table:table-cell office:value-type="float" office:value="0.251574755088">
            <text:p>0,2515747551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0.389645125154">
            <text:p>0,3896451252</text:p>
          </table:table-cell>
          <table:table-cell office:value-type="float" office:value="17.4728755674">
            <text:p>17,4728755674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64640268657">
            <text:p>0,6464026866</text:p>
          </table:table-cell>
          <table:table-cell office:value-type="float" office:value="9.88383312798">
            <text:p>9,883833128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609727492977">
            <text:p>-0,0609727493</text:p>
          </table:table-cell>
          <table:table-cell office:value-type="float" office:value="-2.97428045355">
            <text:p>-2,9742804536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.0344583363387">
            <text:p>0,0344583363</text:p>
          </table:table-cell>
          <table:table-cell office:value-type="float" office:value="2.31264002273">
            <text:p>2,3126400227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SFD</text:p>
          </table:table-cell>
          <table:table-cell office:value-type="float" office:value="-0.0474096114403">
            <text:p>-0,0474096114</text:p>
          </table:table-cell>
          <table:table-cell office:value-type="float" office:value="-3.20335212434">
            <text:p>-3,2033521243</text:p>
          </table:table-cell>
          <table:table-cell office:value-type="float" office:value="1.48">
            <text:p>1,48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-0.104490874142">
            <text:p>-0,1044908741</text:p>
          </table:table-cell>
          <table:table-cell office:value-type="float" office:value="-5.09711581178">
            <text:p>-5,0971158118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0.6412368334">
            <text:p>0,6412368334</text:p>
          </table:table-cell>
          <table:table-cell office:value-type="float" office:value="7.20490824045">
            <text:p>7,2049082405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496762982984">
            <text:p>-0,0496762983</text:p>
          </table:table-cell>
          <table:table-cell office:value-type="float" office:value="-3.67972579988">
            <text:p>-3,6797257999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419470161872">
            <text:p>-0,0419470162</text:p>
          </table:table-cell>
          <table:table-cell office:value-type="float" office:value="-1.67788064749">
            <text:p>-1,6778806475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0.0305960441173">
            <text:p>0,0305960441</text:p>
          </table:table-cell>
          <table:table-cell office:value-type="float" office:value="1.92427950423">
            <text:p>1,9242795042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53597755869">
            <text:p>-0,1535977559</text:p>
          </table:table-cell>
          <table:table-cell office:value-type="float" office:value="-21.0407884752">
            <text:p>-21,0407884752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0.00345471263788">
            <text:p>0,0034547126</text:p>
          </table:table-cell>
          <table:table-cell office:value-type="float" office:value="0.345471263788">
            <text:p>0,3454712638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0813400150489">
            <text:p>-0,081340015</text:p>
          </table:table-cell>
          <table:table-cell office:value-type="float" office:value="-9.13932753359">
            <text:p>-9,1393275336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131655379719">
            <text:p>-0,013165538</text:p>
          </table:table-cell>
          <table:table-cell office:value-type="float" office:value="-4.7019778471">
            <text:p>-4,7019778471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49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9:07:19.50</dc:date>
    <meta:generator>LibreOffice/3.5$Windows_x86 LibreOffice_project/7e68ba2-a744ebf-1f241b7-c506db1-7d53735</meta:generator>
    <meta:editing-duration>P0D</meta:editing-duration>
    <meta:editing-cycles>1</meta:editing-cycles>
    <meta:document-statistic meta:table-count="1" meta:cell-count="372" meta:object-count="0"/>
  </office:meta>
</office:document-meta>
</file>